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le" table:style-name="ta1">
        <table:shapes>
          <draw:frame draw:z-index="0" draw:style-name="gr1" draw:text-style-name="P1" svg:width="15.993cm" svg:height="9.005cm" svg:x="5.505cm" svg:y="2.098cm">
            <draw:object draw:notify-on-update-of-ranges="file.A1:file.A1 file.A2:file.A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Médiane</text:p>
          </table:table-cell>
        </table:table-row>
        <table:table-row table:style-name="ro1">
          <table:table-cell office:value-type="float" office:value="32962270" calcext:value-type="float">
            <text:p>32962270</text:p>
          </table:table-cell>
        </table:table-row>
        <table:table-row table:style-name="ro1">
          <table:table-cell office:value-type="float" office:value="21672947" calcext:value-type="float">
            <text:p>21672947</text:p>
          </table:table-cell>
        </table:table-row>
        <table:table-row table:style-name="ro1">
          <table:table-cell office:value-type="float" office:value="21377872" calcext:value-type="float">
            <text:p>21377872</text:p>
          </table:table-cell>
        </table:table-row>
        <table:table-row table:style-name="ro1">
          <table:table-cell office:value-type="float" office:value="21497555" calcext:value-type="float">
            <text:p>21497555</text:p>
          </table:table-cell>
        </table:table-row>
        <table:table-row table:style-name="ro1">
          <table:table-cell office:value-type="float" office:value="21591283" calcext:value-type="float">
            <text:p>21591283</text:p>
          </table:table-cell>
        </table:table-row>
        <table:table-row table:style-name="ro1">
          <table:table-cell office:value-type="float" office:value="21426099" calcext:value-type="float">
            <text:p>21426099</text:p>
          </table:table-cell>
        </table:table-row>
        <table:table-row table:style-name="ro1">
          <table:table-cell office:value-type="float" office:value="21152397" calcext:value-type="float">
            <text:p>21152397</text:p>
          </table:table-cell>
        </table:table-row>
        <table:table-row table:style-name="ro1">
          <table:table-cell office:value-type="float" office:value="21460232" calcext:value-type="float">
            <text:p>21460232</text:p>
          </table:table-cell>
        </table:table-row>
        <table:table-row table:style-name="ro1">
          <table:table-cell office:value-type="float" office:value="21576870" calcext:value-type="float">
            <text:p>21576870</text:p>
          </table:table-cell>
        </table:table-row>
        <table:table-row table:style-name="ro1">
          <table:table-cell office:value-type="float" office:value="21270398" calcext:value-type="float">
            <text:p>21270398</text:p>
          </table:table-cell>
        </table:table-row>
        <table:table-row table:style-name="ro1">
          <table:table-cell office:value-type="float" office:value="21295889" calcext:value-type="float">
            <text:p>21295889</text:p>
          </table:table-cell>
        </table:table-row>
        <table:table-row table:style-name="ro1">
          <table:table-cell office:value-type="float" office:value="21410932" calcext:value-type="float">
            <text:p>21410932</text:p>
          </table:table-cell>
        </table:table-row>
        <table:table-row table:style-name="ro1">
          <table:table-cell office:value-type="float" office:value="20930808" calcext:value-type="float">
            <text:p>20930808</text:p>
          </table:table-cell>
        </table:table-row>
        <table:table-row table:style-name="ro1">
          <table:table-cell office:value-type="float" office:value="21458492" calcext:value-type="float">
            <text:p>21458492</text:p>
          </table:table-cell>
        </table:table-row>
        <table:table-row table:style-name="ro1">
          <table:table-cell office:value-type="float" office:value="21457332" calcext:value-type="float">
            <text:p>21457332</text:p>
          </table:table-cell>
        </table:table-row>
        <table:table-row table:style-name="ro1">
          <table:table-cell office:value-type="float" office:value="21238121" calcext:value-type="float">
            <text:p>21238121</text:p>
          </table:table-cell>
        </table:table-row>
        <table:table-row table:style-name="ro1">
          <table:table-cell office:value-type="float" office:value="21594067" calcext:value-type="float">
            <text:p>21594067</text:p>
          </table:table-cell>
        </table:table-row>
        <table:table-row table:style-name="ro1">
          <table:table-cell office:value-type="float" office:value="21229827" calcext:value-type="float">
            <text:p>21229827</text:p>
          </table:table-cell>
        </table:table-row>
        <table:table-row table:style-name="ro1">
          <table:table-cell office:value-type="float" office:value="21550770" calcext:value-type="float">
            <text:p>21550770</text:p>
          </table:table-cell>
        </table:table-row>
        <table:table-row table:style-name="ro1">
          <table:table-cell office:value-type="float" office:value="21042864" calcext:value-type="float">
            <text:p>21042864</text:p>
          </table:table-cell>
        </table:table-row>
        <table:table-row table:style-name="ro1">
          <table:table-cell office:value-type="float" office:value="21358384" calcext:value-type="float">
            <text:p>21358384</text:p>
          </table:table-cell>
        </table:table-row>
        <table:table-row table:style-name="ro1">
          <table:table-cell office:value-type="float" office:value="21595169" calcext:value-type="float">
            <text:p>21595169</text:p>
          </table:table-cell>
        </table:table-row>
        <table:table-row table:style-name="ro1">
          <table:table-cell office:value-type="float" office:value="21405799" calcext:value-type="float">
            <text:p>21405799</text:p>
          </table:table-cell>
        </table:table-row>
        <table:table-row table:style-name="ro1">
          <table:table-cell office:value-type="float" office:value="21266744" calcext:value-type="float">
            <text:p>21266744</text:p>
          </table:table-cell>
        </table:table-row>
        <table:table-row table:style-name="ro1">
          <table:table-cell office:value-type="float" office:value="21161039" calcext:value-type="float">
            <text:p>21161039</text:p>
          </table:table-cell>
        </table:table-row>
        <table:table-row table:style-name="ro1">
          <table:table-cell office:value-type="float" office:value="21687911" calcext:value-type="float">
            <text:p>21687911</text:p>
          </table:table-cell>
        </table:table-row>
        <table:table-row table:style-name="ro1">
          <table:table-cell office:value-type="float" office:value="21425490" calcext:value-type="float">
            <text:p>21425490</text:p>
          </table:table-cell>
        </table:table-row>
        <table:table-row table:style-name="ro1">
          <table:table-cell office:value-type="float" office:value="21362299" calcext:value-type="float">
            <text:p>21362299</text:p>
          </table:table-cell>
        </table:table-row>
        <table:table-row table:style-name="ro1">
          <table:table-cell office:value-type="float" office:value="21139405" calcext:value-type="float">
            <text:p>21139405</text:p>
          </table:table-cell>
        </table:table-row>
        <table:table-row table:style-name="ro1">
          <table:table-cell office:value-type="float" office:value="21000524" calcext:value-type="float">
            <text:p>21000524</text:p>
          </table:table-cell>
        </table:table-row>
        <table:table-row table:style-name="ro1">
          <table:table-cell office:value-type="float" office:value="21375871" calcext:value-type="float">
            <text:p>21375871</text:p>
          </table:table-cell>
        </table:table-row>
        <table:table-row table:style-name="ro1">
          <table:table-cell office:value-type="float" office:value="21324657" calcext:value-type="float">
            <text:p>21324657</text:p>
          </table:table-cell>
        </table:table-row>
        <table:table-row table:style-name="ro1">
          <table:table-cell office:value-type="float" office:value="21200508" calcext:value-type="float">
            <text:p>21200508</text:p>
          </table:table-cell>
        </table:table-row>
        <table:table-row table:style-name="ro1">
          <table:table-cell office:value-type="float" office:value="21131198" calcext:value-type="float">
            <text:p>21131198</text:p>
          </table:table-cell>
        </table:table-row>
        <table:table-row table:style-name="ro1">
          <table:table-cell office:value-type="float" office:value="20935680" calcext:value-type="float">
            <text:p>20935680</text:p>
          </table:table-cell>
        </table:table-row>
        <table:table-row table:style-name="ro1">
          <table:table-cell office:value-type="float" office:value="20782734" calcext:value-type="float">
            <text:p>20782734</text:p>
          </table:table-cell>
        </table:table-row>
        <table:table-row table:style-name="ro1">
          <table:table-cell office:value-type="float" office:value="21100429" calcext:value-type="float">
            <text:p>21100429</text:p>
          </table:table-cell>
        </table:table-row>
        <table:table-row table:style-name="ro1">
          <table:table-cell office:value-type="float" office:value="21271239" calcext:value-type="float">
            <text:p>21271239</text:p>
          </table:table-cell>
        </table:table-row>
        <table:table-row table:style-name="ro1">
          <table:table-cell office:value-type="float" office:value="21091671" calcext:value-type="float">
            <text:p>21091671</text:p>
          </table:table-cell>
        </table:table-row>
        <table:table-row table:style-name="ro1">
          <table:table-cell office:value-type="float" office:value="21005599" calcext:value-type="float">
            <text:p>21005599</text:p>
          </table:table-cell>
        </table:table-row>
        <table:table-row table:style-name="ro1">
          <table:table-cell office:value-type="float" office:value="21065455" calcext:value-type="float">
            <text:p>21065455</text:p>
          </table:table-cell>
        </table:table-row>
        <table:table-row table:style-name="ro1">
          <table:table-cell office:value-type="float" office:value="21078766" calcext:value-type="float">
            <text:p>21078766</text:p>
          </table:table-cell>
        </table:table-row>
        <table:table-row table:style-name="ro1">
          <table:table-cell office:value-type="float" office:value="21209411" calcext:value-type="float">
            <text:p>21209411</text:p>
          </table:table-cell>
        </table:table-row>
        <table:table-row table:style-name="ro1">
          <table:table-cell office:value-type="float" office:value="21007832" calcext:value-type="float">
            <text:p>21007832</text:p>
          </table:table-cell>
        </table:table-row>
        <table:table-row table:style-name="ro1">
          <table:table-cell office:value-type="float" office:value="21141290" calcext:value-type="float">
            <text:p>21141290</text:p>
          </table:table-cell>
        </table:table-row>
        <table:table-row table:style-name="ro1">
          <table:table-cell office:value-type="float" office:value="20952877" calcext:value-type="float">
            <text:p>20952877</text:p>
          </table:table-cell>
        </table:table-row>
        <table:table-row table:style-name="ro1">
          <table:table-cell office:value-type="float" office:value="21217067" calcext:value-type="float">
            <text:p>21217067</text:p>
          </table:table-cell>
        </table:table-row>
        <table:table-row table:style-name="ro1">
          <table:table-cell office:value-type="float" office:value="21238614" calcext:value-type="float">
            <text:p>21238614</text:p>
          </table:table-cell>
        </table:table-row>
        <table:table-row table:style-name="ro1">
          <table:table-cell office:value-type="float" office:value="21223824" calcext:value-type="float">
            <text:p>21223824</text:p>
          </table:table-cell>
        </table:table-row>
        <table:table-row table:style-name="ro1">
          <table:table-cell office:value-type="float" office:value="21223418" calcext:value-type="float">
            <text:p>21223418</text:p>
          </table:table-cell>
        </table:table-row>
        <table:table-row table:style-name="ro1">
          <table:table-cell office:value-type="float" office:value="21211499" calcext:value-type="float">
            <text:p>21211499</text:p>
          </table:table-cell>
        </table:table-row>
        <table:table-row table:style-name="ro1">
          <table:table-cell office:value-type="float" office:value="20863209" calcext:value-type="float">
            <text:p>20863209</text:p>
          </table:table-cell>
        </table:table-row>
        <table:table-row table:style-name="ro1">
          <table:table-cell office:value-type="float" office:value="21072067" calcext:value-type="float">
            <text:p>21072067</text:p>
          </table:table-cell>
        </table:table-row>
        <table:table-row table:style-name="ro1">
          <table:table-cell office:value-type="float" office:value="20785750" calcext:value-type="float">
            <text:p>20785750</text:p>
          </table:table-cell>
        </table:table-row>
        <table:table-row table:style-name="ro1">
          <table:table-cell office:value-type="float" office:value="21140420" calcext:value-type="float">
            <text:p>21140420</text:p>
          </table:table-cell>
        </table:table-row>
        <table:table-row table:style-name="ro1">
          <table:table-cell office:value-type="float" office:value="20919875" calcext:value-type="float">
            <text:p>20919875</text:p>
          </table:table-cell>
        </table:table-row>
        <table:table-row table:style-name="ro1">
          <table:table-cell office:value-type="float" office:value="21111739" calcext:value-type="float">
            <text:p>21111739</text:p>
          </table:table-cell>
        </table:table-row>
        <table:table-row table:style-name="ro1">
          <table:table-cell office:value-type="float" office:value="21387906" calcext:value-type="float">
            <text:p>21387906</text:p>
          </table:table-cell>
        </table:table-row>
        <table:table-row table:style-name="ro1">
          <table:table-cell office:value-type="float" office:value="21130270" calcext:value-type="float">
            <text:p>21130270</text:p>
          </table:table-cell>
        </table:table-row>
        <table:table-row table:style-name="ro1">
          <table:table-cell office:value-type="float" office:value="21079114" calcext:value-type="float">
            <text:p>21079114</text:p>
          </table:table-cell>
        </table:table-row>
        <table:table-row table:style-name="ro1">
          <table:table-cell office:value-type="float" office:value="21151411" calcext:value-type="float">
            <text:p>21151411</text:p>
          </table:table-cell>
        </table:table-row>
        <table:table-row table:style-name="ro1">
          <table:table-cell office:value-type="float" office:value="20983472" calcext:value-type="float">
            <text:p>20983472</text:p>
          </table:table-cell>
        </table:table-row>
        <table:table-row table:style-name="ro1">
          <table:table-cell office:value-type="float" office:value="21215501" calcext:value-type="float">
            <text:p>21215501</text:p>
          </table:table-cell>
        </table:table-row>
        <table:table-row table:style-name="ro1">
          <table:table-cell office:value-type="float" office:value="21368563" calcext:value-type="float">
            <text:p>21368563</text:p>
          </table:table-cell>
        </table:table-row>
        <table:table-row table:style-name="ro1">
          <table:table-cell office:value-type="float" office:value="21124035" calcext:value-type="float">
            <text:p>21124035</text:p>
          </table:table-cell>
        </table:table-row>
        <table:table-row table:style-name="ro1">
          <table:table-cell office:value-type="float" office:value="21267788" calcext:value-type="float">
            <text:p>21267788</text:p>
          </table:table-cell>
        </table:table-row>
        <table:table-row table:style-name="ro1">
          <table:table-cell office:value-type="float" office:value="21159763" calcext:value-type="float">
            <text:p>21159763</text:p>
          </table:table-cell>
        </table:table-row>
        <table:table-row table:style-name="ro1">
          <table:table-cell office:value-type="float" office:value="21150280" calcext:value-type="float">
            <text:p>21150280</text:p>
          </table:table-cell>
        </table:table-row>
        <table:table-row table:style-name="ro1">
          <table:table-cell office:value-type="float" office:value="21007484" calcext:value-type="float">
            <text:p>21007484</text:p>
          </table:table-cell>
        </table:table-row>
        <table:table-row table:style-name="ro1">
          <table:table-cell office:value-type="float" office:value="21302182" calcext:value-type="float">
            <text:p>21302182</text:p>
          </table:table-cell>
        </table:table-row>
        <table:table-row table:style-name="ro1">
          <table:table-cell office:value-type="float" office:value="21076011" calcext:value-type="float">
            <text:p>21076011</text:p>
          </table:table-cell>
        </table:table-row>
        <table:table-row table:style-name="ro1">
          <table:table-cell office:value-type="float" office:value="21331936" calcext:value-type="float">
            <text:p>21331936</text:p>
          </table:table-cell>
        </table:table-row>
        <table:table-row table:style-name="ro1">
          <table:table-cell office:value-type="float" office:value="21036861" calcext:value-type="float">
            <text:p>21036861</text:p>
          </table:table-cell>
        </table:table-row>
        <table:table-row table:style-name="ro1">
          <table:table-cell office:value-type="float" office:value="21152513" calcext:value-type="float">
            <text:p>21152513</text:p>
          </table:table-cell>
        </table:table-row>
        <table:table-row table:style-name="ro1">
          <table:table-cell office:value-type="float" office:value="20984574" calcext:value-type="float">
            <text:p>20984574</text:p>
          </table:table-cell>
        </table:table-row>
        <table:table-row table:style-name="ro1">
          <table:table-cell office:value-type="float" office:value="20937710" calcext:value-type="float">
            <text:p>20937710</text:p>
          </table:table-cell>
        </table:table-row>
        <table:table-row table:style-name="ro1">
          <table:table-cell office:value-type="float" office:value="21118873" calcext:value-type="float">
            <text:p>21118873</text:p>
          </table:table-cell>
        </table:table-row>
        <table:table-row table:style-name="ro1">
          <table:table-cell office:value-type="float" office:value="21358906" calcext:value-type="float">
            <text:p>21358906</text:p>
          </table:table-cell>
        </table:table-row>
        <table:table-row table:style-name="ro1">
          <table:table-cell office:value-type="float" office:value="21321525" calcext:value-type="float">
            <text:p>21321525</text:p>
          </table:table-cell>
        </table:table-row>
        <table:table-row table:style-name="ro1">
          <table:table-cell office:value-type="float" office:value="21204771" calcext:value-type="float">
            <text:p>21204771</text:p>
          </table:table-cell>
        </table:table-row>
        <table:table-row table:style-name="ro1">
          <table:table-cell office:value-type="float" office:value="20765856" calcext:value-type="float">
            <text:p>20765856</text:p>
          </table:table-cell>
        </table:table-row>
        <table:table-row table:style-name="ro1">
          <table:table-cell office:value-type="float" office:value="21049041" calcext:value-type="float">
            <text:p>21049041</text:p>
          </table:table-cell>
        </table:table-row>
        <table:table-row table:style-name="ro1">
          <table:table-cell office:value-type="float" office:value="20939044" calcext:value-type="float">
            <text:p>20939044</text:p>
          </table:table-cell>
        </table:table-row>
        <table:table-row table:style-name="ro1">
          <table:table-cell office:value-type="float" office:value="21187951" calcext:value-type="float">
            <text:p>21187951</text:p>
          </table:table-cell>
        </table:table-row>
        <table:table-row table:style-name="ro1">
          <table:table-cell office:value-type="float" office:value="21226695" calcext:value-type="float">
            <text:p>21226695</text:p>
          </table:table-cell>
        </table:table-row>
        <table:table-row table:style-name="ro1">
          <table:table-cell office:value-type="float" office:value="21111594" calcext:value-type="float">
            <text:p>21111594</text:p>
          </table:table-cell>
        </table:table-row>
        <table:table-row table:style-name="ro1">
          <table:table-cell office:value-type="float" office:value="21121773" calcext:value-type="float">
            <text:p>21121773</text:p>
          </table:table-cell>
        </table:table-row>
        <table:table-row table:style-name="ro1">
          <table:table-cell office:value-type="float" office:value="20817650" calcext:value-type="float">
            <text:p>20817650</text:p>
          </table:table-cell>
        </table:table-row>
        <table:table-row table:style-name="ro1">
          <table:table-cell office:value-type="float" office:value="20709306" calcext:value-type="float">
            <text:p>20709306</text:p>
          </table:table-cell>
        </table:table-row>
        <table:table-row table:style-name="ro1">
          <table:table-cell office:value-type="float" office:value="20801265" calcext:value-type="float">
            <text:p>20801265</text:p>
          </table:table-cell>
        </table:table-row>
        <table:table-row table:style-name="ro1">
          <table:table-cell office:value-type="float" office:value="21061163" calcext:value-type="float">
            <text:p>21061163</text:p>
          </table:table-cell>
        </table:table-row>
        <table:table-row table:style-name="ro1">
          <table:table-cell office:value-type="float" office:value="20966014" calcext:value-type="float">
            <text:p>20966014</text:p>
          </table:table-cell>
        </table:table-row>
        <table:table-row table:style-name="ro1">
          <table:table-cell office:value-type="float" office:value="21045590" calcext:value-type="float">
            <text:p>21045590</text:p>
          </table:table-cell>
        </table:table-row>
        <table:table-row table:style-name="ro1">
          <table:table-cell office:value-type="float" office:value="20943336" calcext:value-type="float">
            <text:p>20943336</text:p>
          </table:table-cell>
        </table:table-row>
        <table:table-row table:style-name="ro1">
          <table:table-cell office:value-type="float" office:value="21024623" calcext:value-type="float">
            <text:p>21024623</text:p>
          </table:table-cell>
        </table:table-row>
        <table:table-row table:style-name="ro1">
          <table:table-cell office:value-type="float" office:value="20901228" calcext:value-type="float">
            <text:p>20901228</text:p>
          </table:table-cell>
        </table:table-row>
        <table:table-row table:style-name="ro1">
          <table:table-cell office:value-type="float" office:value="20659455" calcext:value-type="float">
            <text:p>20659455</text:p>
          </table:table-cell>
        </table:table-row>
        <table:table-row table:style-name="ro1">
          <table:table-cell office:value-type="float" office:value="21091816" calcext:value-type="float">
            <text:p>21091816</text:p>
          </table:table-cell>
        </table:table-row>
        <table:table-row table:style-name="ro1">
          <table:table-cell office:value-type="float" office:value="20719717" calcext:value-type="float">
            <text:p>20719717</text:p>
          </table:table-cell>
        </table:table-row>
        <table:table-row table:style-name="ro1">
          <table:table-cell office:value-type="float" office:value="20772410" calcext:value-type="float">
            <text:p>207724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3T11:30:26.137464216</dc:date>
    <meta:editing-duration>PT4M4S</meta:editing-duration>
    <meta:editing-cycles>2</meta:editing-cycles>
    <meta:generator>LibreOffice/7.0.4.2$Linux_X86_64 LibreOffice_project/00$Build-2</meta:generator>
    <meta:document-statistic meta:table-count="1" meta:cell-count="10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line" chart:style-name="ch1">
        <chart:legend chart:legend-position="end" svg:x="13.354cm" svg:y="4.204cm" style:legend-expansion="high" chart:style-name="ch2"/>
        <chart:plot-area chart:style-name="ch3" table:cell-range-address="file.A1:file.A101" chart:data-source-has-labels="row" svg:x="0.319cm" svg:y="0.18cm" svg:width="12.716cm" svg:height="8.646cm">
          <chart:coordinate-region svg:x="2.052cm" svg:y="0.38cm" svg:width="10.983cm" svg:height="7.6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le.A2:file.A101" chart:label-cell-address="file.A1:file.A1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ne</text:p>
                <draw:g>
                  <svg:desc>file.A1:file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962270">
                <text:p>32962270</text:p>
                <draw:g>
                  <svg:desc>file.A2:file.A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672947">
                <text:p>216729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377872">
                <text:p>213778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497555">
                <text:p>214975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591283">
                <text:p>215912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426099">
                <text:p>214260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152397">
                <text:p>211523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460232">
                <text:p>214602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576870">
                <text:p>215768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270398">
                <text:p>212703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295889">
                <text:p>21295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410932">
                <text:p>214109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930808">
                <text:p>209308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458492">
                <text:p>214584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457332">
                <text:p>214573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238121">
                <text:p>21238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594067">
                <text:p>215940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229827">
                <text:p>212298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550770">
                <text:p>2155077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042864">
                <text:p>210428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358384">
                <text:p>213583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595169">
                <text:p>215951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405799">
                <text:p>214057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266744">
                <text:p>212667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161039">
                <text:p>211610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687911">
                <text:p>216879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425490">
                <text:p>214254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362299">
                <text:p>213622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139405">
                <text:p>211394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00524">
                <text:p>210005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375871">
                <text:p>213758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324657">
                <text:p>213246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200508">
                <text:p>212005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131198">
                <text:p>211311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935680">
                <text:p>209356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82734">
                <text:p>207827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100429">
                <text:p>211004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271239">
                <text:p>212712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091671">
                <text:p>210916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005599">
                <text:p>210055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065455">
                <text:p>210654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78766">
                <text:p>210787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209411">
                <text:p>212094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007832">
                <text:p>210078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141290">
                <text:p>211412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952877">
                <text:p>209528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217067">
                <text:p>212170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238614">
                <text:p>212386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223824">
                <text:p>212238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223418">
                <text:p>212234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211499">
                <text:p>212114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863209">
                <text:p>208632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072067">
                <text:p>210720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785750">
                <text:p>207857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140420">
                <text:p>211404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919875">
                <text:p>209198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111739">
                <text:p>211117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387906">
                <text:p>213879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130270">
                <text:p>2113027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079114">
                <text:p>210791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151411">
                <text:p>211514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983472">
                <text:p>209834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215501">
                <text:p>212155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368563">
                <text:p>213685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124035">
                <text:p>211240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267788">
                <text:p>212677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159763">
                <text:p>211597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150280">
                <text:p>211502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007484">
                <text:p>210074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302182">
                <text:p>213021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076011">
                <text:p>210760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331936">
                <text:p>213319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036861">
                <text:p>210368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152513">
                <text:p>211525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984574">
                <text:p>209845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937710">
                <text:p>209377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118873">
                <text:p>211188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358906">
                <text:p>213589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321525">
                <text:p>213215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204771">
                <text:p>212047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765856">
                <text:p>207658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049041">
                <text:p>210490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939044">
                <text:p>209390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187951">
                <text:p>211879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226695">
                <text:p>212266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111594">
                <text:p>211115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121773">
                <text:p>211217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817650">
                <text:p>2081765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709306">
                <text:p>207093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801265">
                <text:p>208012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061163">
                <text:p>210611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966014">
                <text:p>209660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045590">
                <text:p>2104559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943336">
                <text:p>209433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024623">
                <text:p>210246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901228">
                <text:p>209012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659455">
                <text:p>206594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091816">
                <text:p>210918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719717">
                <text:p>207197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772410">
                <text:p>207724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